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haroni" svg:font-family="Aharoni" style:font-pitch="variable"/>
    <style:font-face style:name="MV Boli" svg:font-family="'MV Boli'" style:font-pitch="variable"/>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693cm"/>
    </style:style>
    <style:style style:name="Table2.B" style:family="table-column">
      <style:table-column-properties style:column-width="3.704cm"/>
    </style:style>
    <style:style style:name="Table2.C" style:family="table-column">
      <style:table-column-properties style:column-width="3.307cm"/>
    </style:style>
    <style:style style:name="Table2.D" style:family="table-column">
      <style:table-column-properties style:column-width="2.884cm"/>
    </style:style>
    <style:style style:name="Table2.E" style:family="table-column">
      <style:table-column-properties style:column-width="3.016cm"/>
    </style:style>
    <style:style style:name="Table2.F" style:family="table-column">
      <style:table-column-properties style:column-width="2.408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3.704cm"/>
    </style:style>
    <style:style style:name="Table1.C" style:family="table-column">
      <style:table-column-properties style:column-width="3.307cm"/>
    </style:style>
    <style:style style:name="Table1.D" style:family="table-column">
      <style:table-column-properties style:column-width="2.884cm"/>
    </style:style>
    <style:style style:name="Table1.E" style:family="table-column">
      <style:table-column-properties style:column-width="3.016cm"/>
    </style:style>
    <style:style style:name="Table1.F"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55321" officeooo:paragraph-rsid="00219aba"/>
    </style:style>
    <style:style style:name="P2" style:family="paragraph" style:parent-style-name="Standard">
      <style:text-properties fo:language="en" fo:country="US" officeooo:rsid="00138c1a" officeooo:paragraph-rsid="00138c1a"/>
    </style:style>
    <style:style style:name="P3" style:family="paragraph" style:parent-style-name="Standard">
      <style:text-properties fo:language="en" fo:country="US" officeooo:rsid="001952fa" officeooo:paragraph-rsid="001952fa"/>
    </style:style>
    <style:style style:name="P4" style:family="paragraph" style:parent-style-name="Standard">
      <style:text-properties fo:language="en" fo:country="US" officeooo:rsid="0019ddd8" officeooo:paragraph-rsid="0019ddd8"/>
    </style:style>
    <style:style style:name="P5" style:family="paragraph" style:parent-style-name="Standard">
      <style:text-properties fo:language="en" fo:country="US" officeooo:rsid="001ab11a" officeooo:paragraph-rsid="001ab11a"/>
    </style:style>
    <style:style style:name="P6" style:family="paragraph" style:parent-style-name="Standard">
      <style:text-properties fo:language="en" fo:country="US" officeooo:rsid="001ab11a" officeooo:paragraph-rsid="00219aba"/>
    </style:style>
    <style:style style:name="P7" style:family="paragraph" style:parent-style-name="Standard">
      <style:text-properties fo:language="en" fo:country="US" officeooo:rsid="001ad2f5" officeooo:paragraph-rsid="001ad2f5"/>
    </style:style>
    <style:style style:name="P8" style:family="paragraph" style:parent-style-name="Standard">
      <style:text-properties fo:language="en" fo:country="US" officeooo:rsid="001f3f2c" officeooo:paragraph-rsid="001f3f2c"/>
    </style:style>
    <style:style style:name="P9" style:family="paragraph" style:parent-style-name="Standard">
      <style:text-properties fo:language="en" fo:country="US" officeooo:rsid="00208e6e" officeooo:paragraph-rsid="00208e6e"/>
    </style:style>
    <style:style style:name="P10" style:family="paragraph" style:parent-style-name="Standard">
      <style:text-properties fo:language="en" fo:country="US" officeooo:paragraph-rsid="00138c1a"/>
    </style:style>
    <style:style style:name="P11" style:family="paragraph" style:parent-style-name="Standard">
      <style:text-properties fo:language="en" fo:country="US" officeooo:rsid="00219aba" officeooo:paragraph-rsid="00219aba"/>
    </style:style>
    <style:style style:name="P12" style:family="paragraph" style:parent-style-name="Standard">
      <style:text-properties fo:language="en" fo:country="US" officeooo:rsid="00221ef6" officeooo:paragraph-rsid="00221ef6"/>
    </style:style>
    <style:style style:name="P13" style:family="paragraph" style:parent-style-name="Standard">
      <style:text-properties fo:language="en" fo:country="US" officeooo:rsid="0023856b" officeooo:paragraph-rsid="00221ef6"/>
    </style:style>
    <style:style style:name="P14" style:family="paragraph" style:parent-style-name="Standard">
      <style:text-properties fo:language="en" fo:country="US" fo:font-weight="bold" officeooo:rsid="00219aba" officeooo:paragraph-rsid="00219aba" style:font-weight-asian="bold" style:font-weight-complex="bold"/>
    </style:style>
    <style:style style:name="P15" style:family="paragraph" style:parent-style-name="Standard">
      <style:text-properties fo:language="en" fo:country="US" fo:font-weight="bold" officeooo:rsid="001ad2f5" officeooo:paragraph-rsid="001ad2f5" style:font-weight-asian="bold" style:font-weight-complex="bold"/>
    </style:style>
    <style:style style:name="P16" style:family="paragraph" style:parent-style-name="Standard">
      <style:text-properties fo:language="en" fo:country="US" officeooo:rsid="00257aee" officeooo:paragraph-rsid="00257aee"/>
    </style:style>
    <style:style style:name="P17" style:family="paragraph" style:parent-style-name="Table_20_Contents">
      <style:text-properties style:font-name="Aharoni" fo:font-size="10pt" fo:language="en" fo:country="US" officeooo:rsid="0011aee6" officeooo:paragraph-rsid="00219aba" style:font-size-asian="10pt" style:font-size-complex="10pt"/>
    </style:style>
    <style:style style:name="P18" style:family="paragraph" style:parent-style-name="Table_20_Contents">
      <style:text-properties style:font-name="Aparajita" fo:language="en" fo:country="US" officeooo:rsid="0011aee6" officeooo:paragraph-rsid="00219aba"/>
    </style:style>
    <style:style style:name="P19" style:family="paragraph" style:parent-style-name="Table_20_Contents">
      <style:text-properties fo:color="#666666" style:font-name="Aharoni" fo:font-size="10pt" fo:language="en" fo:country="US" officeooo:rsid="0011aee6" officeooo:paragraph-rsid="00219aba" style:font-size-asian="10pt" style:font-size-complex="10pt"/>
    </style:style>
    <style:style style:name="P20" style:family="paragraph" style:parent-style-name="Table_20_Contents">
      <style:text-properties fo:color="#666666" fo:language="en" fo:country="US" officeooo:rsid="0011aee6" officeooo:paragraph-rsid="0011aee6"/>
    </style:style>
    <style:style style:name="P21" style:family="paragraph" style:parent-style-name="Table_20_Contents">
      <style:text-properties fo:color="#666666" fo:language="en" fo:country="US" officeooo:rsid="0011aee6" officeooo:paragraph-rsid="00219aba"/>
    </style:style>
    <style:style style:name="P22" style:family="paragraph" style:parent-style-name="Table_20_Contents">
      <style:text-properties style:font-name="MV Boli" fo:font-size="10pt" fo:language="en" fo:country="US" officeooo:rsid="0018d95f" officeooo:paragraph-rsid="00219aba" style:font-size-asian="10pt" style:font-size-complex="10pt"/>
    </style:style>
    <style:style style:name="P23" style:family="paragraph" style:parent-style-name="Table_20_Contents">
      <style:text-properties style:font-name="MV Boli" fo:font-size="10pt" fo:language="en" fo:country="US" officeooo:rsid="0011aee6" officeooo:paragraph-rsid="00219aba" style:font-size-asian="10pt" style:font-size-complex="10pt"/>
    </style:style>
    <style:style style:name="P24" style:family="paragraph" style:parent-style-name="Table_20_Contents">
      <style:text-properties style:font-name="MV Boli" fo:font-size="9pt" fo:language="en" fo:country="US" officeooo:rsid="001ccfe4" officeooo:paragraph-rsid="00219aba" style:font-size-asian="9pt" style:font-size-complex="9pt"/>
    </style:style>
    <style:style style:name="P25" style:family="paragraph" style:parent-style-name="Table_20_Contents">
      <style:text-properties fo:language="en" fo:country="US"/>
    </style:style>
    <style:style style:name="P26" style:family="paragraph" style:parent-style-name="Table_20_Contents">
      <style:text-properties fo:language="en" fo:country="US" officeooo:rsid="0011aee6" officeooo:paragraph-rsid="00219aba"/>
    </style:style>
    <style:style style:name="P27" style:family="paragraph" style:parent-style-name="Table_20_Contents">
      <style:text-properties fo:language="en" fo:country="US" officeooo:paragraph-rsid="00219aba"/>
    </style:style>
    <style:style style:name="P28" style:family="paragraph" style:parent-style-name="Standard">
      <style:text-properties fo:language="en" fo:country="US" officeooo:rsid="00138c1a" officeooo:paragraph-rsid="00138c1a"/>
    </style:style>
    <style:style style:name="P29" style:family="paragraph" style:parent-style-name="Standard" style:list-style-name="L1">
      <style:text-properties fo:language="en" fo:country="US" officeooo:rsid="001ab11a" officeooo:paragraph-rsid="001ab11a"/>
    </style:style>
    <style:style style:name="P30" style:family="paragraph" style:parent-style-name="Standard" style:list-style-name="L2">
      <style:text-properties fo:language="en" fo:country="US" officeooo:rsid="001ab11a" officeooo:paragraph-rsid="00219aba"/>
    </style:style>
    <style:style style:name="P31" style:family="paragraph" style:parent-style-name="Standard">
      <style:text-properties fo:language="en" fo:country="US" officeooo:rsid="00208e6e" officeooo:paragraph-rsid="00208e6e"/>
    </style:style>
    <style:style style:name="P32" style:family="paragraph" style:parent-style-name="Standard">
      <style:text-properties fo:language="en" fo:country="US" officeooo:rsid="00208e6e" officeooo:paragraph-rsid="00285bd4"/>
    </style:style>
    <style:style style:name="P33" style:family="paragraph" style:parent-style-name="Standard">
      <style:text-properties fo:language="en" fo:country="US" officeooo:rsid="002885af" officeooo:paragraph-rsid="00208e6e"/>
    </style:style>
    <style:style style:name="P34" style:family="paragraph" style:parent-style-name="Standard">
      <style:text-properties officeooo:paragraph-rsid="00285bd4"/>
    </style:style>
    <style:style style:name="P35" style:family="paragraph" style:parent-style-name="Standard">
      <style:text-properties officeooo:rsid="0028f529" officeooo:paragraph-rsid="00285bd4"/>
    </style:style>
    <style:style style:name="P36" style:family="paragraph" style:parent-style-name="Table_20_Contents">
      <style:text-properties fo:language="en" fo:country="US" officeooo:rsid="0011aee6" officeooo:paragraph-rsid="00285bd4"/>
    </style:style>
    <style:style style:name="P37" style:family="paragraph" style:parent-style-name="Table_20_Contents">
      <style:text-properties fo:language="en" fo:country="US" officeooo:paragraph-rsid="00285bd4"/>
    </style:style>
    <style:style style:name="P38" style:family="paragraph" style:parent-style-name="Table_20_Contents">
      <style:text-properties style:font-name="Aparajita" fo:language="en" fo:country="US" officeooo:rsid="0011aee6" officeooo:paragraph-rsid="00285bd4"/>
    </style:style>
    <style:style style:name="P39" style:family="paragraph" style:parent-style-name="Table_20_Contents">
      <style:text-properties style:font-name="Aharoni" fo:font-size="10pt" fo:language="en" fo:country="US" officeooo:rsid="0011aee6" officeooo:paragraph-rsid="00285bd4" style:font-size-asian="10pt" style:font-size-complex="10pt"/>
    </style:style>
    <style:style style:name="P40" style:family="paragraph" style:parent-style-name="Table_20_Contents">
      <style:text-properties style:font-name="MV Boli" fo:font-size="10pt" fo:language="en" fo:country="US" officeooo:rsid="0018d95f" officeooo:paragraph-rsid="00285bd4" style:font-size-asian="10pt" style:font-size-complex="10pt"/>
    </style:style>
    <style:style style:name="P41" style:family="paragraph" style:parent-style-name="Table_20_Contents">
      <style:text-properties style:font-name="MV Boli" fo:font-size="10pt" fo:language="en" fo:country="US" officeooo:rsid="0011aee6" officeooo:paragraph-rsid="00285bd4" style:font-size-asian="10pt" style:font-size-complex="10pt"/>
    </style:style>
    <style:style style:name="P42" style:family="paragraph" style:parent-style-name="Table_20_Contents">
      <style:text-properties style:font-name="MV Boli" fo:font-size="9pt" fo:language="en" fo:country="US" officeooo:rsid="001ccfe4" officeooo:paragraph-rsid="00285bd4" style:font-size-asian="9pt" style:font-size-complex="9pt"/>
    </style:style>
    <style:style style:name="P43" style:family="paragraph" style:parent-style-name="Table_20_Contents">
      <style:text-properties fo:color="#666666" fo:language="en" fo:country="US" officeooo:rsid="0011aee6" officeooo:paragraph-rsid="00285bd4"/>
    </style:style>
    <style:style style:name="P44" style:family="paragraph" style:parent-style-name="Table_20_Contents">
      <style:text-properties fo:color="#666666" style:font-name="Aharoni" fo:font-size="10pt" fo:language="en" fo:country="US" officeooo:rsid="0011aee6" officeooo:paragraph-rsid="00285bd4" style:font-size-asian="10pt" style:font-size-complex="10pt"/>
    </style:style>
    <style:style style:name="P45" style:family="paragraph">
      <loext:graphic-properties draw:fill="gradient" draw:fill-gradient-name="Radial_20_red_2f_yellow"/>
    </style:style>
    <style:style style:name="T1" style:family="text">
      <style:text-properties officeooo:rsid="0017e82a"/>
    </style:style>
    <style:style style:name="T2" style:family="text">
      <style:text-properties officeooo:rsid="0019ddd8"/>
    </style:style>
    <style:style style:name="T3" style:family="text">
      <style:text-properties officeooo:rsid="001ab11a"/>
    </style:style>
    <style:style style:name="T4" style:family="text">
      <style:text-properties officeooo:rsid="001e97e4"/>
    </style:style>
    <style:style style:name="T5" style:family="text">
      <style:text-properties fo:font-style="italic" style:font-style-asian="italic" style:font-style-complex="italic"/>
    </style:style>
    <style:style style:name="T6" style:family="text">
      <style:text-properties fo:font-style="italic" officeooo:rsid="001e97e4" style:font-style-asian="italic" style:font-style-complex="italic"/>
    </style:style>
    <style:style style:name="T7" style:family="text">
      <style:text-properties officeooo:rsid="00208e6e"/>
    </style:style>
    <style:style style:name="T8" style:family="text">
      <style:text-properties officeooo:rsid="00219aba"/>
    </style:style>
    <style:style style:name="T9" style:family="text">
      <style:text-properties fo:font-weight="bold" style:font-weight-asian="bold" style:font-weight-complex="bold"/>
    </style:style>
    <style:style style:name="T10" style:family="text">
      <style:text-properties officeooo:rsid="0023856b"/>
    </style:style>
    <style:style style:name="T11" style:family="text">
      <style:text-properties officeooo:rsid="0023d5c7"/>
    </style:style>
    <style:style style:name="T12" style:family="text">
      <style:text-properties officeooo:rsid="00257aee"/>
    </style:style>
    <style:style style:name="T13" style:family="text">
      <style:text-properties officeooo:rsid="002741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gradient" draw:fill-gradient-name="Radial_20_red_2f_yellow" draw:textarea-horizontal-align="justify" draw:textarea-vertical-align="middle" draw:auto-grow-height="false" fo:min-height="0.748cm" fo:min-width="6.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ATCHASAY</text:p>
      <text:p text:style-name="P11">Watchasay or WatchaSay is the temporary name of a web application for oral comprehension training. I really don’t like the name and I hope somebody come along with a better one.</text:p>
      <text:p text:style-name="P11"/>
      <text:p text:style-name="P11">In this document I try to explain the whole point of this app and how it works.<text:span text:style-name="T10"> My initial motivation for participating in la Nuit du code (a hackthon) was to collaborate with other people in other projects, but then I thought it would be nice to present this project that I had just started and see if anyone would be interested in it. In that case, I am sure that a document could explain things better that what I could do spontaneously or in a pitch. However, my writing skills in French are really slow and I don’t have much time, so I am writing this document in English, and because I am speeding up, it will probably be plenty of typos and grammatical errors and similar monsters. Désolé u_u</text:span></text:p>
      <text:p text:style-name="P11"/>
      <text:p text:style-name="P12"><text:span text:style-name="T9">Target user</text:span>:</text:p>
      <text:p text:style-name="P12">This application <text:span text:style-name="T11">idea </text:span>responds to a personal need I have <text:span text:style-name="T11">experienced </text:span>as <text:span text:style-name="T10">a </text:span>french language learner: <text:span text:style-name="T11">how to get</text:span> a continuous exposure to difficult phrases <text:span text:style-name="T13">while</text:span> having feedback (did I get it right or wrong) and the opportunity to deliberately reflect on the <text:span text:style-name="T13">structure of the sentence</text:span> and the way it is pronounced, without the stress of talking to someone or the tediousness of watching a movie scene several times or the attention-splitted activity of watching a show with subtitles or things like that. <text:span text:style-name="T11">A system that adapts to my pace (I don’t have to pause it and rewind), and to my level (too easy chunks are discarded), and also assures spaced repetition (a very important thing in learning as we will see).</text:span></text:p>
      <text:p text:style-name="P12"/>
      <text:p text:style-name="P12">So the application will firstly serve those who are learning French. I hope this make their paths easier than what it has been for me.</text:p>
      <text:p text:style-name="P12"/>
      <text:p text:style-name="P12">The app <text:span text:style-name="T12">will be free to use, so that those with little financial resources (refugees, centres sociaux, unemployed people, etc) can use it forever and as much as they want. Maybe a donation system will be implemented for covering the server and hosting expenses, but this will of course be optional.</text:span></text:p>
      <text:p text:style-name="P12"/>
      <text:p text:style-name="P16">The app will be open-source.</text:p>
      <text:p text:style-name="P13"/>
      <text:p text:style-name="P10"/>
      <text:p text:style-name="P10"/>
      <text:p text:style-name="P10"/>
      <text:p text:style-name="P10"/>
      <text:p text:style-name="P2">FLUENCY DEVELOPMENT: GETTING GOOD</text:p>
      <text:p text:style-name="P2"/>
      <text:p text:style-name="P3">There are many types of exercises aimed at improving your language skills. These skills can be divided on the type of language (oral / written) and whether it is producing it or receiving it (input / output). See <text:span text:style-name="T2">the </text:span>table above. The activities for language learning can be <text:span text:style-name="T2">further</text:span> divided in 4 types: meaning-focused (the aim is to understand the message or <text:span text:style-name="T8">communicate it</text:span>), language-focused (attention <text:span text:style-name="T2">is put on</text:span> the form), fluency development (practicing what you already know in order to improve performance) <text:span text:style-name="T2">and general purpose.</text:span></text:p>
      <text:p text:style-name="P3"/>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2" office:value-type="string">
            <text:p text:style-name="P27"/>
          </table:table-cell>
          <table:covered-table-cell/>
          <table:table-cell table:style-name="Table2.A1" office:value-type="string">
            <text:p text:style-name="P18">MEANING-FOCUSED</text:p>
          </table:table-cell>
          <table:table-cell table:style-name="Table2.A1" office:value-type="string">
            <text:p text:style-name="P18">LANGUAGE-FOCUSED</text:p>
          </table:table-cell>
          <table:table-cell table:style-name="Table2.A1" office:value-type="string">
            <text:p text:style-name="P18">FLUENCY DEVELOPMENT</text:p>
          </table:table-cell>
          <table:table-cell table:style-name="Table2.F1" office:value-type="string">
            <text:p text:style-name="P18">GENERAL PURPOSE</text:p>
          </table:table-cell>
        </table:table-row>
        <table:table-row>
          <table:table-cell table:style-name="Table2.A2" table:number-rows-spanned="2" office:value-type="string">
            <text:p text:style-name="P17"/>
            <text:p text:style-name="P17"/>
            <text:p text:style-name="P17">INPUT</text:p>
          </table:table-cell>
          <table:table-cell table:style-name="Table2.A2" office:value-type="string">
            <text:p text:style-name="P26">LISTENING</text:p>
          </table:table-cell>
          <table:table-cell table:style-name="Table2.F1" office:value-type="string">
            <text:p text:style-name="P22">PODCASTS</text:p>
          </table:table-cell>
          <table:table-cell table:style-name="Table2.A2" office:value-type="string">
            <text:p text:style-name="P24">SHADOWING</text:p>
          </table:table-cell>
          <table:table-cell table:style-name="Table2.A2" office:value-type="string">
            <text:p text:style-name="P23">REPEATED LISTENING</text:p>
          </table:table-cell>
          <table:table-cell table:style-name="Table2.F2" table:number-rows-spanned="4" office:value-type="string">
            <text:p text:style-name="P27"/>
          </table:table-cell>
        </table:table-row>
        <table:table-row>
          <table:covered-table-cell/>
          <table:table-cell table:style-name="Table2.A2" office:value-type="string">
            <text:p text:style-name="P21">READING</text:p>
          </table:table-cell>
          <table:table-cell table:style-name="Table2.F2" office:value-type="string">
            <text:p text:style-name="P27"/>
            <text:p text:style-name="P27"><text:soft-page-break/></text:p>
          </table:table-cell>
          <table:table-cell table:style-name="Table2.A2" office:value-type="string">
            <text:p text:style-name="P27"/>
          </table:table-cell>
          <table:table-cell table:style-name="Table2.A2" office:value-type="string">
            <text:p text:style-name="P26"/>
          </table:table-cell>
          <table:covered-table-cell/>
        </table:table-row>
        <table:table-row>
          <table:table-cell table:style-name="Table2.A2" table:number-rows-spanned="2" office:value-type="string">
            <text:p text:style-name="P17"/>
            <text:p text:style-name="P19"/>
            <text:p text:style-name="P19">OUTPUT</text:p>
          </table:table-cell>
          <table:table-cell table:style-name="Table2.A2" office:value-type="string">
            <text:p text:style-name="P21">SPEAKING</text:p>
          </table:table-cell>
          <table:table-cell table:style-name="Table2.A2" office:value-type="string">
            <text:p text:style-name="P27"/>
            <text:p text:style-name="P27"/>
          </table:table-cell>
          <table:table-cell table:style-name="Table2.A2" office:value-type="string">
            <text:p text:style-name="P27"/>
          </table:table-cell>
          <table:table-cell table:style-name="Table2.A2" office:value-type="string">
            <text:p text:style-name="P26"/>
          </table:table-cell>
          <table:covered-table-cell/>
        </table:table-row>
        <table:table-row>
          <table:covered-table-cell/>
          <table:table-cell table:style-name="Table2.A2" office:value-type="string">
            <text:p text:style-name="P20">WRITING</text:p>
          </table:table-cell>
          <table:table-cell table:style-name="Table2.A2" office:value-type="string">
            <text:p text:style-name="P25"/>
            <text:p text:style-name="P25"/>
          </table:table-cell>
          <table:table-cell table:style-name="Table2.A2" office:value-type="string">
            <text:p text:style-name="P25"/>
          </table:table-cell>
          <table:table-cell table:style-name="Table2.A2" office:value-type="string">
            <text:p text:style-name="P25"/>
          </table:table-cell>
          <table:covered-table-cell/>
        </table:table-row>
      </table:table>
      <text:p text:style-name="P6"/>
      <text:p text:style-name="P1">Table based on research <text:span text:style-name="T1">collected in:</text:span> WHAT DO YOU NEED TO KNOW TO LEARN A FOREIGN LANGUAGE? (Paul Nation, 2014). <text:span text:style-name="T3">If you are interested on the topic, I strongly recommend to read that book, you can find it here: https://www.victoria.ac.nz/lals/about/staff/publications/paul-nation/foreign-language_1125.pdf</text:span></text:p>
      <text:p text:style-name="P6"/>
      <text:p text:style-name="P5"><text:span text:style-name="T9">Optimal conditions</text:span>: </text:p>
      <text:p text:style-name="P5">According to WDYNTKLFL <text:span text:style-name="T8">(the long title just cited above)</text:span> the two most important conditions for language learning are: </text:p>
      <text:list xml:id="list1800530587" text:style-name="L1">
        <text:list-item>
          <text:p text:style-name="P29">spaced repetition</text:p>
        </text:list-item>
        <text:list-item>
          <text:p text:style-name="P29">quality of attention given to items</text:p>
        </text:list-item>
      </text:list>
      <text:p text:style-name="P6">Watchasay offers a really promising environment, because: </text:p>
      <text:list xml:id="list2040428688" text:style-name="L2">
        <text:list-item>
          <text:p text:style-name="P30">you <text:span text:style-name="T6">have</text:span> <text:span text:style-name="T5">to</text:span> pay attention to what you <text:span text:style-name="T4">are listening</text:span>, and</text:p>
        </text:list-item>
        <text:list-item>
          <text:p text:style-name="P30">you can discard easy sentences and mark challenging sentences, so Watchasay will make sure to are exposed again to those challenging ones after certain time (spaced repetition).</text:p>
        </text:list-item>
      </text:list>
      <text:p text:style-name="P5"/>
      <text:p text:style-name="P15">Improving listening skills:</text:p>
      <text:p text:style-name="P7">There are a number of ways for improving listening skills in a foreign language. Listening to podcasts or audiobooks, watching movies, etc. Also textbooks typically come with a CD where you have dialogues for example, and you have to answer some comprehension questions. And<text:span text:style-name="T4"> of course you can also just talk to people. All these activities have their own strengths but they also have weaknesses, mainly the fact that not enough time is spent on actual listening, or not enough time is spent on deliberate listening, or not enough time is spent on listening to items that are right a the level you need. The advantage of Watchasay is that the full attention of the learner is needed at all times (unlike audiobook listening, where our mind can easily drift away periodically), a lot of practice is done (unlike movies where some fragments are silent), and all the listening is adapted at your level.</text:span></text:p>
      <text:p text:style-name="P3"/>
      <text:p text:style-name="P16"><text:span text:style-name="T9">What it does</text:span>:</text:p>
      <text:p text:style-name="P4">Let’s see in detail what a user of Watchasay would go through while using the app, and then, let’s try to define what location this application would occupy in the table.</text:p>
      <text:p text:style-name="P4"/>
      <text:p text:style-name="P8">The learner listens at the sentence. They will replay several times to assure that they have understood it right. The goal is to identify the individual words, but if the sentence doesn’t make sense, maybe the words have not been identified correctly. If the words are not identified, the user will try to retain in the head the sound of <text:span text:style-name="T7">the sentence or the incomprehensible parts</text:span>, and get to the next step.</text:p>
      <text:p text:style-name="P8"/>
      <text:p text:style-name="P8">The learner clicks on <text:span text:style-name="T10">the </text:span>“show words” <text:span text:style-name="T10">button</text:span>, <text:span text:style-name="T7">the words of the transcription show up but they are in a random order, moreover there are “trap words”, that is, words that do not belong in the sentence, but are somehow similar to the right ones</text:span>. <text:span text:style-name="T7">At this phase,</text:span> the audio cannot be replayed, so the user relies on their <text:span text:style-name="T7">echoic</text:span> memory <text:span text:style-name="T7">and their knowledge of the language to re-arrange the words and form the transcription correctly.</text:span></text:p>
      <text:p text:style-name="P8"/>
      <text:p text:style-name="P9"><text:soft-page-break/>Once verified, whether they got it right or wrong, they will have the chance to re-listen to the audio again. If they got the sentence wrong, they will not be told where exactly they failed, but listening to the audio while reading the sentence they formed will help them identify the mistake.</text:p>
      <text:p text:style-name="P9"/>
      <text:p text:style-name="P9">If the sentence was too easy, the learner will click on “too easy” and Watchasay will make sure you are never again exposed to this sentence again. If you thing the sentence was particularly challenging or interesting, you can “favorite it” and Watchasay will make sure you are exposed to this sentence again after certain time has passed. If you got the sentence wrong, Watchasay will make sure you are exposed to this sentence again in the near future.</text:p>
      <text:p text:style-name="P33"/>
      <text:p text:style-name="P9"/>
      <text:p text:style-name="P32"><draw:custom-shape text:anchor-type="paragraph" draw:z-index="0" draw:name="Shape1" draw:style-name="gr1" draw:text-style-name="P45" svg:width="8.626cm" svg:height="1.059cm" svg:x="7.719cm" svg:y="1.707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2" office:value-type="string">
            <text:p text:style-name="P37"/>
          </table:table-cell>
          <table:covered-table-cell/>
          <table:table-cell table:style-name="Table1.A1" office:value-type="string">
            <text:p text:style-name="P38">MEANING-FOCUSED</text:p>
          </table:table-cell>
          <table:table-cell table:style-name="Table1.A1" office:value-type="string">
            <text:p text:style-name="P38">LANGUAGE-FOCUSED</text:p>
          </table:table-cell>
          <table:table-cell table:style-name="Table1.A1" office:value-type="string">
            <text:p text:style-name="P38">FLUENCY DEVELOPMENT</text:p>
          </table:table-cell>
          <table:table-cell table:style-name="Table1.F1" office:value-type="string">
            <text:p text:style-name="P38">GENERAL PURPOSE</text:p>
          </table:table-cell>
        </table:table-row>
        <table:table-row>
          <table:table-cell table:style-name="Table1.A2" table:number-rows-spanned="2" office:value-type="string">
            <text:p text:style-name="P39"/>
            <text:p text:style-name="P39"/>
            <text:p text:style-name="P39">INPUT</text:p>
          </table:table-cell>
          <table:table-cell table:style-name="Table1.A2" office:value-type="string">
            <text:p text:style-name="P36">LISTENING</text:p>
          </table:table-cell>
          <table:table-cell table:style-name="Table1.F1" office:value-type="string">
            <text:p text:style-name="P40"/>
          </table:table-cell>
          <table:table-cell table:style-name="Table1.A2" office:value-type="string">
            <text:p text:style-name="P42"/>
            <text:p text:style-name="P42"/>
          </table:table-cell>
          <table:table-cell table:style-name="Table1.A2" office:value-type="string">
            <text:p text:style-name="P41"/>
          </table:table-cell>
          <table:table-cell table:style-name="Table1.F2" table:number-rows-spanned="4" office:value-type="string">
            <text:p text:style-name="P37"/>
          </table:table-cell>
        </table:table-row>
        <table:table-row>
          <table:covered-table-cell/>
          <table:table-cell table:style-name="Table1.A2" office:value-type="string">
            <text:p text:style-name="P43">READING</text:p>
          </table:table-cell>
          <table:table-cell table:style-name="Table1.F2" office:value-type="string">
            <text:p text:style-name="P37"/>
            <text:p text:style-name="P37"/>
          </table:table-cell>
          <table:table-cell table:style-name="Table1.A2" office:value-type="string">
            <text:p text:style-name="P37"/>
          </table:table-cell>
          <table:table-cell table:style-name="Table1.A2" office:value-type="string">
            <text:p text:style-name="P36"/>
          </table:table-cell>
          <table:covered-table-cell/>
        </table:table-row>
        <table:table-row>
          <table:table-cell table:style-name="Table1.A2" table:number-rows-spanned="2" office:value-type="string">
            <text:p text:style-name="P39"/>
            <text:p text:style-name="P44"/>
            <text:p text:style-name="P44">OUTPUT</text:p>
          </table:table-cell>
          <table:table-cell table:style-name="Table1.A2" office:value-type="string">
            <text:p text:style-name="P43">SPEAKING</text:p>
          </table:table-cell>
          <table:table-cell table:style-name="Table1.A2" office:value-type="string">
            <text:p text:style-name="P37"/>
            <text:p text:style-name="P37"/>
          </table:table-cell>
          <table:table-cell table:style-name="Table1.A2" office:value-type="string">
            <text:p text:style-name="P37"/>
          </table:table-cell>
          <table:table-cell table:style-name="Table1.A2" office:value-type="string">
            <text:p text:style-name="P36"/>
          </table:table-cell>
          <table:covered-table-cell/>
        </table:table-row>
        <table:table-row>
          <table:covered-table-cell/>
          <table:table-cell table:style-name="Table1.A2" office:value-type="string">
            <text:p text:style-name="P43">WRITING</text:p>
          </table:table-cell>
          <table:table-cell table:style-name="Table1.A2" office:value-type="string">
            <text:p text:style-name="P37"/>
            <text:p text:style-name="P37"/>
          </table:table-cell>
          <table:table-cell table:style-name="Table1.A2" office:value-type="string">
            <text:p text:style-name="P37"/>
          </table:table-cell>
          <table:table-cell table:style-name="Table1.A2" office:value-type="string">
            <text:p text:style-name="P37"/>
          </table:table-cell>
          <table:covered-table-cell/>
        </table:table-row>
      </table:table>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haroni" svg:font-family="Aharoni" style:font-pitch="variable"/>
    <style:font-face style:name="MV Boli" svg:font-family="'MV Boli'" style:font-pitch="variable"/>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Sunburst" draw:style="radial" draw:cx="30%" draw:cy="30%" draw:start-color="#800000" draw:end-color="#ffff00" draw:start-intensity="100%" draw:end-intensity="100%" draw:border="2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2:22:09.516000000</meta:creation-date>
    <dc:date>2018-03-08T23:23:59.315000000</dc:date>
    <meta:editing-duration>PT1H4M22S</meta:editing-duration>
    <meta:editing-cycles>6</meta:editing-cycles>
    <meta:generator>LibreOffice/5.4.4.2$Windows_X86_64 LibreOffice_project/2524958677847fb3bb44820e40380acbe820f960</meta:generator>
    <meta:document-statistic meta:table-count="2" meta:image-count="0" meta:object-count="0" meta:page-count="3" meta:paragraph-count="49" meta:word-count="1074" meta:character-count="6363" meta:non-whitespace-character-count="5339"/>
  </office:meta>
</office:document-meta>
</file>